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oats256.comp" table:style-name="ta1">
        <table:shapes>
          <draw:frame draw:z-index="0" draw:style-name="gr1" draw:text-style-name="P1" svg:width="15.999cm" svg:height="8.999cm" svg:x="1.362cm" svg:y="0.1cm">
            <draw:object draw:notify-on-update-of-ranges="'boats256.comp'.K1:'boats256.comp'.K9 'boats256.comp'.L1:'boats256.comp'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formula="of:=LOG([.M1])" office:value-type="float" office:value="4.45006426282523" calcext:value-type="float">
            <text:p>4.4500642628</text:p>
          </table:table-cell>
          <table:table-cell office:value-type="float" office:value="28188" calcext:value-type="float">
            <text:p>28188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LOG([.M2])" office:value-type="float" office:value="4.84209102190496" calcext:value-type="float">
            <text:p>4.8420910219</text:p>
          </table:table-cell>
          <table:table-cell office:value-type="float" office:value="69517" calcext:value-type="float">
            <text:p>69517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formula="of:=LOG([.M3])" office:value-type="float" office:value="4.30477048852326" calcext:value-type="float">
            <text:p>4.3047704885</text:p>
          </table:table-cell>
          <table:table-cell office:value-type="float" office:value="20173" calcext:value-type="float">
            <text:p>20173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formula="of:=LOG([.M4])" office:value-type="float" office:value="3.56561172490206" calcext:value-type="float">
            <text:p>3.5656117249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formula="of:=LOG([.M5])" office:value-type="float" office:value="2.7427251313047" calcext:value-type="float">
            <text:p>2.742725131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table:formula="of:=LOG([.M6])" office:value-type="float" office:value="1.89209460269048" calcext:value-type="float">
            <text:p>1.89209460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formula="of:=LOG([.M7])" office:value-type="float" office:value="0.903089986991943" calcext:value-type="float">
            <text:p>0.903089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formula="of:=LOG([.M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formula="of:=LOG([.M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3:41:23.782440414</dc:date>
    <dc:creator>patrick </dc:creator>
    <meta:editing-duration>PT13M39S</meta:editing-duration>
    <meta:editing-cycles>6</meta:editing-cycles>
    <meta:generator>LibreOffice/4.3.3.2$Linux_X86_64 LibreOffice_project/430m0$Build-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boats256.comp'.K1:'boats256.comp'.L9" chart:data-source-has-labels="column" svg:x="0.32cm" svg:y="0.18cm" svg:width="15.36cm" svg:height="8.64cm">
          <chartooo:coordinate-region svg:x="0.756cm" svg:y="0.379cm" svg:width="14.924cm" svg:height="7.794cm"/>
          <chart:axis chart:dimension="x" chart:name="primary-x" chart:style-name="ch3" chartooo:axis-type="auto">
            <chartooo:date-scale/>
            <chart:categories table:cell-range-address="'boats256.comp'.K1:'boats256.comp'.K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oats256.comp'.L1:'boats256.comp'.L9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oats256.comp'.K1:'boats256.comp'.K9</svg:desc>
                </draw:g>
              </table:table-cell>
              <table:table-cell office:value-type="float" office:value="4.45006426282523">
                <text:p>4.45006426282523</text:p>
                <draw:g>
                  <svg:desc>'boats256.comp'.L1:'boats256.comp'.L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84209102190496">
                <text:p>4.8420910219049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30477048852326">
                <text:p>4.304770488523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56561172490206">
                <text:p>3.565611724902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427251313047">
                <text:p>2.742725131304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